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Default2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Right header</text:p>
      </style:header>
      <style:header-first>
        <text:p text:style-name="Header">First header</text:p>
      </style:header-first>
      <style:header-left>
        <text:p text:style-name="Header">Left header</text:p>
      </style:header-left>
      <style:footer>
        <text:p text:style-name="Footer">Right footer</text:p>
      </style:footer>
      <style:footer-first>
        <text:p text:style-name="Footer">First footer</text:p>
      </style:footer-first>
      <style:footer-left>
        <text:p text:style-name="Footer">Left footer</text:p>
      </style:footer-left>
    </style:master-page>
    <style:master-page style:name="Default2" style:page-layout-name="Mpm2">
      <style:header>
        <text:p text:style-name="Header">Right header2</text:p>
      </style:header>
      <style:header-first>
        <text:p text:style-name="Header">First header2</text:p>
      </style:header-first>
      <style:header-left>
        <text:p text:style-name="Header">Left header2</text:p>
      </style:header-left>
      <style:footer>
        <text:p text:style-name="Footer">Right footer2</text:p>
      </style:footer>
      <style:footer-first>
        <text:p text:style-name="Footer">First footer2</text:p>
      </style:footer-first>
      <style:footer-left>
        <text:p text:style-name="Footer">Left footer2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6T21:04:55</meta:creation-date>
    <dc:date>2012-07-09T11:16:35</dc:date>
    <meta:editing-duration>P0D</meta:editing-duration>
    <meta:editing-cycles>2</meta:editing-cycles>
    <meta:generator>LibreOffice/3.7$Linux_X86_64 LibreOffice_project/f8f229</meta:generator>
    <meta:document-statistic meta:table-count="0" meta:image-count="0" meta:object-count="0" meta:page-count="6" meta:paragraph-count="12" meta:word-count="24" meta:character-count="146" meta:non-whitespace-character-count="134"/>
  </office:meta>
</office:document-meta>
</file>